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  <style:text-properties fo:font-weight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>
      <style:paragraph-properties fo:margin-top="0cm" fo:margin-bottom="0cm" loext:contextual-spacing="false"/>
    </style:style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P9" style:family="paragraph" style:parent-style-name="Text_20_body">
      <style:paragraph-properties fo:margin-top="0cm" fo:margin-bottom="0cm" loext:contextual-spacing="false"/>
      <style:text-properties fo:font-weight="bold"/>
    </style:style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P11" style:family="paragraph" style:parent-style-name="Text_20_body" style:list-style-name="L4">
      <style:paragraph-properties fo:margin-top="0cm" fo:margin-bottom="0cm" loext:contextual-spacing="false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Рекомендации по выполнению проекта:</text:p>
      <text:list xml:id="list3600810687" text:style-name="L1">
        <text:list-item>
          <text:p text:style-name="P8">Проект нужно сделать в отдельном репозитории</text:p>
        </text:list-item>
        <text:list-item>
          <text:p text:style-name="P8">В процессе работы, делайте много маленьких коммитов</text:p>
        </text:list-item>
        <text:list-item>
          <text:p text:style-name="P8">Сначала тщательно проанализируйте задачу и разбейте на подзадачи.</text:p>
        </text:list-item>
        <text:list-item>
          <text:p text:style-name="P8">Начните с продумывания объектной модели - какие классы будут нужны, за что они будут отвечать и как они будут связаны.</text:p>
        </text:list-item>
        <text:list-item>
          <text:p text:style-name="P8">Начинайте разработку с самого простого и понятного для вас участка</text:p>
        </text:list-item>
        <text:list-item>
          <text:p text:style-name="P2">При реализации постарайтесь максимально отделить логику и интерфейс игры друг от друга. В идеале, должна быть возможность заменить инттерфейс на какой-то другой (например, чат бот), заменив лишь класс интерфейса и не меняя остальной код.</text:p>
        </text:list-item>
      </text:list>
      <text:p text:style-name="P7"> </text:p>
      <text:p text:style-name="P7"/>
      <text:p text:style-name="P9"><text:tab/>Механика и правила игры:</text:p>
      <text:p text:style-name="Text_20_body"/>
      <text:list xml:id="list3531021366" text:style-name="L2">
        <text:list-item>
          <text:p text:style-name="P10">Есть игрок (пользователь) и дилер (управляется программой).</text:p>
        </text:list-item>
        <text:list-item>
          <text:p text:style-name="P10">Вначале, запрашиваем у пользователя имя после чего, начинается игра.</text:p>
        </text:list-item>
        <text:list-item>
          <text:p text:style-name="P10">При начале игры у пользователя и дилера в банке находится 100 долларов</text:p>
        </text:list-item>
        <text:list-item>
          <text:p text:style-name="P10">Пользователю выдаются случайные 2 карты, которые он видит (карты указываем условными обозначениями, например, «К+» - король крестей, «К&lt;3» - король черв, «К^» - король пик, «К&lt;&gt;» - король бубен и т.д. При желании, можете использовать символы юникода для мастей.)</text:p>
        </text:list-item>
        <text:list-item>
          <text:p text:style-name="P10">Также 2 случайные карты выдаются «дилеру», против которого играет пользователь. Пользователь не видит карты дилера, вместо них показываются звездочки.</text:p>
        </text:list-item>
        <text:list-item>
          <text:p text:style-name="P10">Пользователь видит сумму своих очков. Сумма считается так: от 2 до 10 - по номиналу карты, все «картинки» - по 10, <text:span text:style-name="T1">туз - 1 или 11, в зависимости от того, какое значение будет ближе к 21 и что не ведет к проигрышу (сумме более 21)</text:span>.</text:p>
        </text:list-item>
        <text:list-item>
          <text:p text:style-name="P10">После раздачи, автоматически делается ставка в банк игры в размере 10 долларов от игрока и диллера. (У игрока и дилера вычитается 10 из банка)</text:p>
        </text:list-item>
        <text:list-item>
          <text:p text:style-name="P3"> После этого ход переходит пользователю. У пользователя есть на выбор 3 варианта:</text:p>
        </text:list-item>
      </text:list>
      <text:p text:style-name="P7">             - <text:span text:style-name="T1">Пропустить</text:span>. В этом случае, ход переходит к дилеру (см. ниже)</text:p>
      <text:p text:style-name="P7">             - <text:span text:style-name="T1">Добавить карту</text:span>. (только если у пользователя на руках 2 карты). В этом случае <text:tab/>игроку добавляется еще одна случайная карта, сумма очков пересчитывается, ход <text:tab/>переходит дилеру. <text:span text:style-name="T1">Может быть добавлена только одна карта. </text:span></text:p>
      <text:p text:style-name="Text_20_body">             - <text:span text:style-name="T1">Открыть карты</text:span>. Открываются карты дилера и игрока, игрок видит сумму очков <text:tab/>дилера, идет подсчет результатов игры (см. ниже).</text:p>
      <text:list xml:id="list3632737153" text:style-name="L3">
        <text:list-item>
          <text:p text:style-name="P4"> Ход дилера (управляется программой, цель - выиграть, т.е набрать сумму очком, максимально близкую к 21). Дилер может:</text:p>
        </text:list-item>
      </text:list>
      <text:p text:style-name="P7">             - <text:span text:style-name="T1">Пропустить ход (если очков у дилера 17 или более)</text:span>. Ход переходит игроку. </text:p>
      <text:p text:style-name="Text_20_body">             - <text:span text:style-name="T1">Добавить карту (если очков менее 17).</text:span> У дилера появляется новая карта (для <text:tab/>пользователя закрыта). После этого ход переходит игроку. <text:span text:style-name="T1">Может быть добавлена <text:tab/>только одна карта.</text:span></text:p>
      <text:list xml:id="list4049251570" text:style-name="L4">
        <text:list-item>
          <text:p text:style-name="P11"><text:soft-page-break/>  Игроки вскрывают карты либо по достижению у них по 3 карты (автоматически), либо когда пользователь выберет вариант «Открыть карты». После этого пользователь видит карты дилера и сумму его очков, а также результат игры (кто выиграл и кто проиграл).</text:p>
        </text:list-item>
        <text:list-item>
          <text:p text:style-name="P5">Подсчет результатов:</text:p>
        </text:list-item>
      </text:list>
      <text:p text:style-name="P7">             - Выигрывает игрок, у которого сумма очков ближе к 21</text:p>
      <text:p text:style-name="P7">             - Если у игрока сумма очков больше 21, то он проиграл</text:p>
      <text:p text:style-name="P7">             - Если сумма очков у игрока и дилера одинаковая, то объявляется ничья и деньги из банка возвращаются игрокам</text:p>
      <text:p text:style-name="Text_20_body">             - Сумма из банка игры переходит к выигравшему</text:p>
      <text:list xml:id="list287870814" text:style-name="L5">
        <text:list-item>
          <text:p text:style-name="P6">После окончания игры, спрашиваем у пользователя, хочет ли он сыграть еще раз. Если да, то игра начинается заново с раздачи карт, если нет - то завершаем работу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21:08:12.210947975</meta:creation-date>
    <dc:date>2020-12-10T21:26:11.244886469</dc:date>
    <meta:editing-duration>PT7M48S</meta:editing-duration>
    <meta:editing-cycles>1</meta:editing-cycles>
    <meta:document-statistic meta:table-count="0" meta:image-count="0" meta:object-count="0" meta:page-count="2" meta:paragraph-count="30" meta:word-count="510" meta:character-count="3302" meta:non-whitespace-character-count="2708"/>
    <meta:generator>LibreOffice/6.4.6.2$Linux_X86_64 LibreOffice_project/40$Build-2</meta:generator>
  </office:meta>
</office:document-meta>
</file>